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 table:number-rows-repeated="1048433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00/00/00</text:date>, <text:time style:data-style-name="N2" text:time-value="17:14:47.09492479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1.1$Linux_X86_64 LibreOffice_project/580$Build-1</meta:generator>
    <dc:date>2025-10-16T17:16:11.154179648</dc:date>
    <meta:editing-duration>P1DT2H38M12S</meta:editing-duration>
    <meta:editing-cycles>312</meta:editing-cycles>
    <meta:document-statistic meta:table-count="1" meta:cell-count="568" meta:object-count="0"/>
  </office:meta>
</office:document-meta>
</file>